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ω</mo>
      <mrow>
        <mo stretchy="false">(</mo>
        <mrow>
          <mi>k</mi>
        </mrow>
        <mo stretchy="false">)</mo>
      </mrow>
      <mrow>
        <mi/>
        <mo stretchy="false">=</mo>
        <mi/>
      </mrow>
      <mo stretchy="false">ω</mo>
      <mrow>
        <mo stretchy="false">(</mo>
        <mrow>
          <msub>
            <mi>k</mi>
            <mn>0</mn>
          </msub>
        </mrow>
        <mo stretchy="false">)</mo>
      </mrow>
      <mrow>
        <mi/>
        <mo stretchy="false">+</mo>
        <mi/>
      </mrow>
      <mrow>
        <mo stretchy="false">(</mo>
        <mrow>
          <mrow>
            <mi>k</mi>
            <mo stretchy="false">−</mo>
            <msub>
              <mi>k</mi>
              <mn>0</mn>
            </msub>
          </mrow>
        </mrow>
        <mo stretchy="false">)</mo>
      </mrow>
      <msub>
        <mrow>
          <mrow>
            <mfrac>
              <mrow>
                <mtext>d</mtext>
                <mo stretchy="false">ω</mo>
              </mrow>
              <mrow>
                <mtext>d</mtext>
                <mi>k</mi>
              </mrow>
            </mfrac>
          </mrow>
          <mo stretchy="true">∣</mo>
        </mrow>
        <mrow>
          <msub>
            <mi>k</mi>
            <mn>0</mn>
          </msub>
        </mrow>
      </msub>
      <mrow>
        <mi/>
        <mo stretchy="false">+</mo>
        <mi/>
      </mrow>
      <mo stretchy="false">…</mo>
    </mrow>
    <annotation encoding="StarMath 5.0">%iomega (k) `=` %iomega (k_0) `+` (k-k_0) left none {"d" %iomega} over {"d" k} right rline _{k_0} `+`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7:04:22.965000000</meta:creation-date>
    <meta:generator>LibreOffice/4.1.4.2$Windows_x86 LibreOffice_project/0a0440ccc0227ad9829de5f46be37cfb6edcf72</meta:generator>
  </office:meta>
</office:document-meta>
</file>